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="Arrow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106cm" draw:marker-start="" draw:marker-start-width="0.359cm" draw:marker-end="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-color="#3399ff" draw:textarea-horizontal-align="justify" draw:textarea-vertical-align="middle" draw:auto-grow-height="false" fo:min-height="0.46cm" fo:min-width="1.734cm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-color="#eeeeee" draw:textarea-horizontal-align="justify" draw:textarea-vertical-align="middle" draw:auto-grow-height="false" fo:min-height="1.476cm" fo:min-width="3.258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fill-color="#ff6600" draw:textarea-horizontal-align="justify" draw:textarea-vertical-align="middle" draw:auto-grow-height="false" fo:min-height="0.206cm" fo:min-width="0.98cm" fo:padding-top="0.139cm" fo:padding-bottom="0.139cm" fo:padding-left="0.264cm" fo:padding-right="0.264cm"/>
    </style:style>
    <style:style style:name="gr6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0.16cm" fo:min-width="0.972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28cm" svg:stroke-color="#000000" draw:marker-start-width="0.242cm" draw:marker-end-width="0.242cm" draw:fill-color="#99cccc" draw:textarea-horizontal-align="justify" draw:textarea-vertical-align="middle" draw:auto-grow-height="false" fo:min-height="0.206cm" fo:min-width="0.98cm" fo:padding-top="0.139cm" fo:padding-bottom="0.139cm" fo:padding-left="0.264cm" fo:padding-right="0.264cm"/>
    </style:style>
    <style:style style:name="gr8" style:family="graphic" style:parent-style-name="standard">
      <style:graphic-properties draw:stroke="solid" svg:stroke-width="0.028cm" svg:stroke-color="#000000" draw:marker-start-width="0.242cm" draw:marker-end-width="0.242cm" draw:fill-color="#ff6600" draw:textarea-horizontal-align="justify" draw:textarea-vertical-align="middle" draw:auto-grow-height="false" fo:min-height="0.23cm" fo:min-width="1.004cm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000000" draw:marker-start-width="0.242cm" draw:marker-end-width="0.242cm" draw:fill-color="#ffffff" draw:textarea-horizontal-align="justify" draw:textarea-vertical-align="middle" draw:auto-grow-height="false" fo:min-height="0.184cm" fo:min-width="0.996cm" fo:padding-top="0.139cm" fo:padding-bottom="0.139cm" fo:padding-left="0.264cm" fo:padding-right="0.264cm"/>
    </style:style>
    <style:style style:name="gr10" style:family="graphic" style:parent-style-name="standard">
      <style:graphic-properties draw:stroke="solid" svg:stroke-width="0.028cm" svg:stroke-color="#000000" draw:marker-start-width="0.242cm" draw:marker-end-width="0.242cm" draw:fill-color="#99cccc" draw:textarea-horizontal-align="justify" draw:textarea-vertical-align="middle" draw:auto-grow-height="false" fo:min-height="0.23cm" fo:min-width="1.004cm" fo:padding-top="0.139cm" fo:padding-bottom="0.139cm" fo:padding-left="0.264cm" fo:padding-right="0.264cm"/>
    </style:style>
    <style:style style:name="gr11" style:family="graphic" style:parent-style-name="standard">
      <style:graphic-properties draw:stroke="dash" draw:stroke-dash="Fine_20_Dashed" svg:stroke-width="0.035cm" svg:stroke-color="#111111" draw:marker-start-width="0.252cm" draw:marker-end-width="0.252cm" draw:fill="none" draw:textarea-horizontal-align="justify" draw:textarea-vertical-align="middle" draw:auto-grow-height="false" fo:min-height="5.974cm" fo:min-width="5.378cm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Fine_20_Dashed" svg:stroke-width="0.035cm" svg:stroke-color="#111111" draw:marker-start-width="0.252cm" draw:marker-end-width="0.252cm" draw:fill="none" draw:textarea-horizontal-align="justify" draw:textarea-vertical-align="middle" draw:auto-grow-height="false" fo:min-height="5.882cm" fo:min-width="5.378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28cm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494cm" fo:min-width="7.81cm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53cm" svg:stroke-color="#000000" draw:marker-start-width="0.279cm" draw:marker-end-width="0.279cm" draw:fill-color="#3399ff" draw:textarea-horizontal-align="justify" draw:textarea-vertical-align="middle" draw:auto-grow-height="false" fo:min-height="0.46cm" fo:min-width="3.766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width="0.035cm" svg:stroke-color="#111111" draw:marker-start-width="0.252cm" draw:marker-end-width="0.252cm" draw:fill="none" draw:textarea-horizontal-align="justify" draw:textarea-vertical-align="middle" draw:auto-grow-height="false" fo:min-height="5.628cm" fo:min-width="6.84cm" fo:padding-top="0.142cm" fo:padding-bottom="0.142cm" fo:padding-left="0.267cm" fo:padding-right="0.267cm"/>
    </style:style>
    <style:style style:name="gr17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middle" draw:auto-grow-height="false" fo:min-height="0.494cm" fo:min-width="0.19cm" fo:padding-top="0.134cm" fo:padding-bottom="0.134cm" fo:padding-left="0.259cm" fo:padding-right="0.259cm"/>
    </style:style>
    <style:style style:name="gr18" style:family="graphic" style:parent-style-name="standard">
      <style:graphic-properties draw:stroke="solid" svg:stroke-width="0.018cm" svg:stroke-color="#000000" draw:marker-start-width="0.227cm" draw:marker-end-width="0.227cm" draw:fill-color="#ff420e" draw:textarea-horizontal-align="justify" draw:textarea-vertical-align="middle" draw:auto-grow-height="false" fo:min-height="0.494cm" fo:min-width="0.19cm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86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93cm"/>
    </style:style>
    <style:style style:name="gr2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399ff"/>
      <style:paragraph-properties fo:text-align="center"/>
      <style:text-properties fo:font-size="12pt"/>
    </style:style>
    <style:style style:name="P4" style:family="paragraph">
      <loext:graphic-properties draw:fill-color="#eeeeee"/>
      <style:paragraph-properties fo:text-align="center"/>
      <style:text-properties fo:font-size="12pt" fo:font-weight="bold" style:font-weight-asian="bold" style:font-weight-complex="bold"/>
    </style:style>
    <style:style style:name="P5" style:family="paragraph">
      <loext:graphic-properties draw:fill-color="#ff6600"/>
      <style:paragraph-properties fo:text-align="center"/>
      <style:text-properties fo:font-size="10pt"/>
    </style:style>
    <style:style style:name="P6" style:family="paragraph">
      <loext:graphic-properties draw:fill-color="#ffffff"/>
      <style:paragraph-properties fo:text-align="center"/>
      <style:text-properties fo:font-size="10pt"/>
    </style:style>
    <style:style style:name="P7" style:family="paragraph">
      <loext:graphic-properties draw:fill-color="#99cccc"/>
      <style:paragraph-properties fo:text-align="center"/>
      <style:text-properties fo:font-size="10pt"/>
    </style:style>
    <style:style style:name="P8" style:family="paragraph">
      <loext:graphic-properties draw:fill="none" draw:fill-color="#ffffff"/>
      <style:text-properties fo:font-size="11pt" fo:font-weight="bold"/>
    </style:style>
    <style:style style:name="P9" style:family="paragraph">
      <loext:graphic-properties draw:fill-color="#eeeeee"/>
      <style:paragraph-properties fo:text-align="center"/>
      <style:text-properties fo:font-size="5pt"/>
    </style:style>
    <style:style style:name="P10" style:family="paragraph">
      <loext:graphic-properties draw:fill-color="#ff420e"/>
      <style:paragraph-properties fo:text-align="center"/>
      <style:text-properties fo:font-size="5pt"/>
    </style:style>
    <style:style style:name="P11" style:family="paragraph">
      <loext:graphic-properties draw:fill="none" draw:fill-color="#ffffff"/>
      <style:text-properties fo:font-size="12pt" fo:font-style="italic" fo:font-weight="bold" style:font-style-asian="italic" style:font-style-complex="italic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T1" style:family="text">
      <style:text-properties fo:font-size="12pt"/>
    </style:style>
    <style:style style:name="T2" style:family="text">
      <style:text-properties fo:font-size="12pt" fo:font-weight="bold" style:font-weight-asian="bold" style:font-weight-complex="bold"/>
    </style:style>
    <style:style style:name="T3" style:family="text">
      <style:text-properties fo:font-size="10pt"/>
    </style:style>
    <style:style style:name="T4" style:family="text">
      <style:text-properties fo:font-size="11pt" fo:font-weight="bold"/>
    </style:style>
    <style:style style:name="T5" style:family="text">
      <style:text-properties style:text-position="33% 58%" fo:font-size="11pt" fo:font-weight="bold"/>
    </style:style>
    <style:style style:name="T6" style:family="text">
      <style:text-properties fo:font-size="12pt" fo:font-style="italic" fo:font-weight="bold" style:font-style-asian="italic" style:font-style-complex="italic"/>
    </style:style>
    <style:style style:name="T7" style:family="text">
      <style:text-properties fo:font-size="12pt" fo:font-style="normal" fo:font-weight="bold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7.526cm" svg:y1="12.908cm" svg:x2="17.526cm" svg:y2="2.494cm">
          <text:p/>
        </draw:line>
        <draw:line draw:style-name="gr2" draw:text-style-name="P1" draw:layer="layout" svg:x1="7.112cm" svg:y1="19.05cm" svg:x2="7.112cm" svg:y2="2.494cm">
          <text:p/>
        </draw:line>
        <draw:custom-shape draw:style-name="gr3" draw:text-style-name="P3" draw:layer="layout" svg:width="2.286cm" svg:height="0.762cm" svg:x="6.024cm" svg:y="17.226cm">
          <text:p text:style-name="P2"><text:span text:style-name="T1">c</text:span><text:span text:style-name="T1">o</text:span><text:span text:style-name="T1">n</text:span><text:span text:style-name="T1">v </text:span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81cm" svg:height="1.778cm" svg:x="5.108cm" svg:y="19.05cm">
          <text:p text:style-name="P2"><text:span text:style-name="T2">In</text:span><text:span text:style-name="T2">p</text:span><text:span text:style-name="T2">ut</text:span></text:p>
          <text:p text:style-name="P2"><text:span text:style-name="T2">(3</text:span><text:span text:style-name="T2">2x</text:span><text:span text:style-name="T2">32</text:span><text:span text:style-name="T2">x1</text:span><text:span text:style-name="T2">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32cm" svg:height="0.508cm" svg:x="6.378cm" svg:y="16.464cm">
          <text:p text:style-name="P2"><text:span text:style-name="T3">Re</text:span><text:span text:style-name="T3">LU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0.462cm" svg:x="6.378cm" svg:y="15.748cm">
          <text:p text:style-name="P2"><text:span text:style-name="T3">dr</text:span><text:span text:style-name="T3">op</text:span><text:span text:style-name="T3">ou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0.762cm" svg:x="6.024cm" svg:y="14.34cm">
          <text:p text:style-name="P2"><text:span text:style-name="T1">c</text:span><text:span text:style-name="T1">o</text:span><text:span text:style-name="T1">n</text:span><text:span text:style-name="T1">v</text:span><text:span text:style-name="T1"> </text:span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532cm" svg:height="0.508cm" svg:x="6.378cm" svg:y="13.578cm">
          <text:p text:style-name="P2"><text:span text:style-name="T3">R</text:span><text:span text:style-name="T3">eL</text:span><text:span text:style-name="T3">U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524cm" svg:height="0.462cm" svg:x="6.378cm" svg:y="12.162cm">
          <text:p text:style-name="P2"><text:span text:style-name="T3">dro</text:span><text:span text:style-name="T3">po</text:span><text:span text:style-name="T3">u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532cm" svg:height="0.508cm" svg:x="6.37cm" svg:y="12.862cm">
          <text:p text:style-name="P2"><text:span text:style-name="T3">ma</text:span><text:span text:style-name="T3">xp</text:span><text:span text:style-name="T3">oo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0.762cm" svg:x="5.996cm" svg:y="10.514cm">
          <text:p text:style-name="P2"><text:span text:style-name="T1">c</text:span><text:span text:style-name="T1">o</text:span><text:span text:style-name="T1">n</text:span><text:span text:style-name="T1">v </text:span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32cm" svg:height="0.508cm" svg:x="6.35cm" svg:y="9.752cm">
          <text:p text:style-name="P2"><text:span text:style-name="T3">ReLU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24cm" svg:height="0.462cm" svg:x="6.35cm" svg:y="9.036cm">
          <text:p text:style-name="P2"><text:span text:style-name="T3">dropout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286cm" svg:height="0.762cm" svg:x="5.996cm" svg:y="7.628cm">
          <text:p text:style-name="P2"><text:span text:style-name="T1">conv 4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32cm" svg:height="0.508cm" svg:x="6.35cm" svg:y="6.866cm">
          <text:p text:style-name="P2"><text:span text:style-name="T3">ReLU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24cm" svg:height="0.462cm" svg:x="6.35cm" svg:y="5.45cm">
          <text:p text:style-name="P2"><text:span text:style-name="T3">dropout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1.532cm" svg:height="0.508cm" svg:x="6.342cm" svg:y="6.15cm">
          <text:p text:style-name="P2"><text:span text:style-name="T3">maxpool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096cm" svg:height="6.442cm" svg:x="3.81cm" svg:y="5.042cm">
          <text:p/>
          <draw:enhanced-geometry svg:viewBox="0 0 21600 21600" draw:path-stretchpoint-x="10800" draw:path-stretchpoint-y="10800" draw:text-areas="?f3 ?f4 ?f5 ?f6" draw:type="round-rectangle" draw:modifiers="1123.044120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.096cm" svg:height="6.35cm" svg:x="3.81cm" svg:y="11.8cm">
          <text:p/>
          <draw:enhanced-geometry svg:viewBox="0 0 21600 21600" draw:path-stretchpoint-x="10800" draw:path-stretchpoint-y="10800" draw:text-areas="?f3 ?f4 ?f5 ?f6" draw:type="round-rectangle" draw:modifiers="1123.044120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1.78cm" svg:height="0.683cm" svg:x="4.064cm" svg:y="17.305cm">
          <draw:text-box>
            <text:p><text:span text:style-name="T4">(3x3)</text:span><text:span text:style-name="T5">100</text:span></text:p>
          </draw:text-box>
        </draw:frame>
        <draw:frame draw:style-name="gr13" draw:text-style-name="P8" draw:layer="layout" svg:width="1.78cm" svg:height="0.683cm" svg:x="4.062cm" svg:y="14.357cm">
          <draw:text-box>
            <text:p><text:span text:style-name="T4">(3x3)</text:span><text:span text:style-name="T5">150</text:span></text:p>
          </draw:text-box>
        </draw:frame>
        <draw:frame draw:style-name="gr13" draw:text-style-name="P8" draw:layer="layout" svg:width="1.78cm" svg:height="0.683cm" svg:x="4.062cm" svg:y="10.522cm">
          <draw:text-box>
            <text:p><text:span text:style-name="T4">(3x3)</text:span><text:span text:style-name="T5">200</text:span></text:p>
          </draw:text-box>
        </draw:frame>
        <draw:frame draw:style-name="gr13" draw:text-style-name="P8" draw:layer="layout" svg:width="1.78cm" svg:height="0.683cm" svg:x="4.062cm" svg:y="7.674cm">
          <draw:text-box>
            <text:p><text:span text:style-name="T4">(3x3)</text:span><text:span text:style-name="T5">400</text:span></text:p>
          </draw:text-box>
        </draw:frame>
        <draw:custom-shape draw:style-name="gr14" draw:text-style-name="P9" draw:layer="layout" svg:width="8.328cm" svg:height="0.762cm" svg:x="13.462cm" svg:y="12.89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4.318cm" svg:height="0.762cm" svg:x="15.394cm" svg:y="5.542cm">
          <text:p text:style-name="P2"><text:span text:style-name="T1">Fully conn. 1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32cm" svg:height="0.508cm" svg:x="16.764cm" svg:y="6.558cm">
          <text:p text:style-name="P2"><text:span text:style-name="T3">ReLU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24cm" svg:height="0.462cm" svg:x="16.764cm" svg:y="7.366cm">
          <text:p text:style-name="P2"><text:span text:style-name="T3">dropout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7.558cm" svg:height="6.096cm" svg:x="14.54cm" svg:y="5.034cm">
          <text:p/>
          <draw:enhanced-geometry svg:viewBox="0 0 21600 21600" draw:path-stretchpoint-x="10800" draw:path-stretchpoint-y="10800" draw:text-areas="?f3 ?f4 ?f5 ?f6" draw:type="round-rectangle" draw:modifiers="1123.044120059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7.526cm" svg:y1="2.594cm" svg:x2="7.112cm" svg:y2="2.594cm">
          <text:p/>
        </draw:line>
        <draw:custom-shape draw:style-name="gr15" draw:text-style-name="P3" draw:layer="layout" svg:width="4.318cm" svg:height="0.762cm" svg:x="15.34cm" svg:y="8.336cm">
          <text:p text:style-name="P2"><text:span text:style-name="T1">Fully conn. 2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32cm" svg:height="0.508cm" svg:x="16.71cm" svg:y="9.352cm">
          <text:p text:style-name="P2"><text:span text:style-name="T3">ReLU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524cm" svg:height="0.462cm" svg:x="16.71cm" svg:y="10.16cm">
          <text:p text:style-name="P2"><text:span text:style-name="T3">dropout</text:span>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708cm" svg:height="0.762cm" svg:x="13.362cm" svg:y="12.8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708cm" svg:height="0.762cm" svg:x="14.024cm" svg:y="12.8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708cm" svg:height="0.762cm" svg:x="14.7cm" svg:y="12.8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708cm" svg:height="0.762cm" svg:x="16.1cm" svg:y="12.8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708cm" svg:height="0.762cm" svg:x="17.5cm" svg:y="12.8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708cm" svg:height="0.762cm" svg:x="18.9cm" svg:y="12.8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0.708cm" svg:height="0.762cm" svg:x="20.3cm" svg:y="12.894cm">
          <text:p/>
          <draw:enhanced-geometry svg:viewBox="0 0 21600 21600" draw:type="rectangle" draw:enhanced-path="M 0 0 L 21600 0 21600 21600 0 21600 0 0 Z N"/>
        </draw:custom-shape>
        <draw:frame draw:style-name="gr19" draw:text-style-name="P11" draw:layer="layout" svg:width="4.13cm" svg:height="0.725cm" svg:x="16.117cm" svg:y="13.656cm">
          <draw:text-box>
            <text:p><text:span text:style-name="T6">output </text:span><text:span text:style-name="T7">(43 units)</text:span></text:p>
          </draw:text-box>
        </draw:frame>
        <draw:frame draw:style-name="gr20" draw:text-style-name="P8" draw:layer="layout" svg:width="1.366cm" svg:height="0.683cm" svg:x="20.066cm" svg:y="5.621cm">
          <draw:text-box>
            <text:p><text:span text:style-name="T4">1024</text:span></text:p>
          </draw:text-box>
        </draw:frame>
        <draw:frame draw:style-name="gr21" draw:text-style-name="P8" draw:layer="layout" svg:width="1.15cm" svg:height="0.683cm" svg:x="20.066cm" svg:y="8.336cm">
          <draw:text-box>
            <text:p><text:span text:style-name="T4">200</text:span></text:p>
          </draw:text-box>
        </draw:frame>
        <draw:frame draw:style-name="gr22" draw:text-style-name="P12" draw:layer="layout" svg:width="1.493cm" svg:height="0.962cm" svg:x="21.621cm" svg:y="12.954cm">
          <draw:text-box>
            <text:p>…..</text:p>
          </draw:text-box>
        </draw:frame>
        <presentation:notes draw:style-name="dp2">
          <draw:page-thumbnail draw:style-name="gr23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02:23:53.892169604</meta:creation-date>
    <meta:editing-duration>P6DT7H27M40S</meta:editing-duration>
    <meta:editing-cycles>2</meta:editing-cycles>
    <meta:generator>LibreOffice/5.1.4.2$Linux_X86_64 LibreOffice_project/10m0$Build-2</meta:generator>
    <dc:date>2017-01-15T10:01:39.780736258</dc:date>
    <meta:document-statistic meta:object-count="66"/>
  </office:meta>
</office:document-meta>
</file>